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099427" officeooo:paragraph-rsid="00099427"/>
    </style:style>
    <style:style style:name="P2" style:family="paragraph" style:parent-style-name="Standard" style:list-style-name="L1">
      <style:text-properties officeooo:rsid="0009b0d2" officeooo:paragraph-rsid="0009b0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93461423" text:style-name="L1">
        <text:list-item>
          <text:p text:style-name="P1">Hailey-Hailey Disease (HHD) is a rare genetic disease that causes blisters to form on the skin.</text:p>
        </text:list-item>
        <text:list-item>
          <text:p text:style-name="P1">The disease is autosomal dominant and is caused by a mutation on the ATP2C1 gene which encodes the SPCA1 protein. This protein is a Ca2+ transporter that sequesters Ca2+ in the Golgi and is highly expressed in the skin.</text:p>
        </text:list-item>
        <text:list-item>
          <text:p text:style-name="P1">It is currently unknown how this mutations leads to skin blistering. </text:p>
        </text:list-item>
        <text:list-item>
          <text:p text:style-name="P1">We chose to focus on the hypothesis that blistering is caused by an imbalance in proliferation and differentiation in keratinocytes.</text:p>
        </text:list-item>
        <text:list-item>
          <text:p text:style-name="P2">We began by creating a Boolean model in BMA to determine whether the mutation in HHD would lead to an imbalance in proliferation and differentiation. The impact of this imbalance on the number of keratinocytes was modelled stochastically and this was used to inform a PDE model of tissue development in the skin. <tex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10:38:37.733417883</meta:creation-date>
    <meta:generator>LibreOffice/6.4.7.2$Linux_X86_64 LibreOffice_project/40$Build-2</meta:generator>
    <dc:date>2023-03-09T16:05:22.549627264</dc:date>
    <meta:editing-duration>PT4H55M55S</meta:editing-duration>
    <meta:editing-cycles>1</meta:editing-cycles>
    <meta:document-statistic meta:table-count="0" meta:image-count="0" meta:object-count="0" meta:page-count="1" meta:paragraph-count="5" meta:word-count="144" meta:character-count="834" meta:non-whitespace-character-count="697"/>
  </office:meta>
</office:document-meta>
</file>